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fed82" officeooo:paragraph-rsid="001fed82" style:font-size-asian="18pt" style:font-size-complex="18pt"/>
    </style:style>
    <style:style style:name="P2" style:family="paragraph" style:parent-style-name="Standard">
      <style:text-properties fo:font-size="18pt" fo:language="ru" fo:country="RU" officeooo:rsid="00204fc5" officeooo:paragraph-rsid="00204fc5" style:font-size-asian="18pt" style:font-size-complex="18pt"/>
    </style:style>
    <style:style style:name="P3" style:family="paragraph" style:parent-style-name="Standard">
      <style:text-properties fo:font-size="18pt" fo:language="ru" fo:country="RU" officeooo:rsid="0021e355" officeooo:paragraph-rsid="0021e355" style:font-size-asian="18pt" style:font-size-complex="18pt"/>
    </style:style>
    <style:style style:name="P4" style:family="paragraph" style:parent-style-name="Standard">
      <style:text-properties fo:font-size="18pt" fo:language="ru" fo:country="RU" officeooo:rsid="0024206b" officeooo:paragraph-rsid="0024206b" style:font-size-asian="18pt" style:font-size-complex="18pt"/>
    </style:style>
    <style:style style:name="P5" style:family="paragraph" style:parent-style-name="Standard">
      <style:text-properties fo:font-size="18pt" fo:language="ru" fo:country="RU" officeooo:rsid="0025b093" officeooo:paragraph-rsid="0025b093" style:font-size-asian="18pt" style:font-size-complex="18pt"/>
    </style:style>
    <style:style style:name="P6" style:family="paragraph" style:parent-style-name="Standard">
      <style:text-properties fo:font-size="18pt" fo:language="en" fo:country="US" officeooo:rsid="0024206b" officeooo:paragraph-rsid="0024206b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49674"/>
    </style:style>
    <style:style style:name="T4" style:family="text">
      <style:text-properties officeooo:rsid="00249674"/>
    </style:style>
    <style:style style:name="T5" style:family="text">
      <style:text-properties officeooo:rsid="002887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аттерн «Состояние» - <text:span text:style-name="T1">State</text:span></text:p>
      <text:p text:style-name="P2">Относится к группе «Поведенческих»</text:p>
      <text:p text:style-name="P2"/>
      <text:p text:style-name="P2">Применяется: классы в которых необходимо иметь возможность гибко настраивать, менять, расширять алгоритмы(характеристики).</text:p>
      <text:p text:style-name="P2"/>
      <text:p text:style-name="P3">В играх. В системах с виджетами.</text:p>
      <text:p text:style-name="P3"/>
      <text:p text:style-name="P4">Архитектура:</text:p>
      <text:p text:style-name="P6">1) <text:span text:style-name="T2">Интерфейс, описывает возможный функционал. </text:span>Istate</text:p>
      <text:p text:style-name="P6">2) <text:span text:style-name="T2">Класс который содержит (композиция) объект Состояния. </text:span><text:span text:style-name="T4">Widget</text:span></text:p>
      <text:p text:style-name="P5">3) Набор классов, реализу<text:span text:style-name="T5">ю</text:span>щих <text:span text:style-name="T1">Istate – </text:span>разные состояния.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9T19:20:53.083000000</dc:date>
    <meta:editing-duration>PT9M25S</meta:editing-duration>
    <meta:editing-cycles>8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8" meta:word-count="48" meta:character-count="398" meta:non-whitespace-character-count="357"/>
  </office:meta>
</office:document-meta>
</file>